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adornments="Italic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mo" fo:font-size="11pt" fo:font-weight="bold" fo:background-color="#ffffff" style:font-size-asian="11pt" style:font-weight-asian="bold" style:font-size-complex="11pt" style:font-weight-complex="bold"/>
    </style:style>
    <style:style style:name="P2" style:family="paragraph" style:parent-style-name="Standard">
      <style:paragraph-properties style:line-height-at-least="0.198in"/>
      <style:text-properties fo:color="#000000" style:font-name="Arimo" fo:font-size="11pt" fo:font-weight="bold" fo:background-color="#ffffff" style:font-size-asian="11pt" style:font-weight-asian="bold" style:font-size-complex="11pt" style:font-weight-complex="bold"/>
    </style:style>
    <style:style style:name="T1" style:family="text">
      <style:text-properties fo:color="#9b9b9b"/>
    </style:style>
    <style:style style:name="T2" style:family="text">
      <style:text-properties fo:color="#569cd6"/>
    </style:style>
    <style:style style:name="T3" style:family="text">
      <style:text-properties fo:color="#569cd6" style:font-name="Consolas" fo:font-size="10.5pt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569cd6" fo:font-size="10.5pt"/>
    </style:style>
    <style:style style:name="T6" style:family="text">
      <style:text-properties fo:color="#d69d85"/>
    </style:style>
    <style:style style:name="T7" style:family="text">
      <style:text-properties fo:color="#c8c8c8"/>
    </style:style>
    <style:style style:name="T8" style:family="text">
      <style:text-properties fo:color="#c8c8c8" style:font-name="Consolas" fo:font-size="10.5pt"/>
    </style:style>
    <style:style style:name="T9" style:family="text">
      <style:text-properties fo:color="#c8c8c8" style:font-name="Consolas" fo:font-size="10.5pt" fo:font-weight="normal"/>
    </style:style>
    <style:style style:name="T10" style:family="text">
      <style:text-properties fo:color="#c8c8c8" fo:font-size="10.5pt"/>
    </style:style>
    <style:style style:name="T11" style:family="text">
      <style:text-properties fo:color="#bd63c5"/>
    </style:style>
    <style:style style:name="T12" style:family="text">
      <style:text-properties fo:color="#bd63c5" style:font-name="Consolas" fo:font-size="10.5pt"/>
    </style:style>
    <style:style style:name="T13" style:family="text">
      <style:text-properties fo:color="#bd63c5" style:font-name="Consolas" fo:font-size="10.5pt" fo:font-weight="normal"/>
    </style:style>
    <style:style style:name="T14" style:family="text">
      <style:text-properties fo:color="#bd63c5" fo:font-size="10.5pt"/>
    </style:style>
    <style:style style:name="T15" style:family="text">
      <style:text-properties fo:color="#b4b4b4"/>
    </style:style>
    <style:style style:name="T16" style:family="text">
      <style:text-properties fo:color="#b4b4b4" style:font-name="Consolas" fo:font-size="10.5pt"/>
    </style:style>
    <style:style style:name="T17" style:family="text">
      <style:text-properties fo:color="#b4b4b4" style:font-name="Consolas" fo:font-size="10.5pt" fo:font-weight="normal"/>
    </style:style>
    <style:style style:name="T18" style:family="text">
      <style:text-properties fo:color="#b4b4b4" fo:font-size="10.5pt"/>
    </style:style>
    <style:style style:name="T19" style:family="text">
      <style:text-properties fo:color="#b5cea8"/>
    </style:style>
    <style:style style:name="T20" style:family="text">
      <style:text-properties fo:color="#b5cea8" style:font-name="Consolas" fo:font-size="10.5pt"/>
    </style:style>
    <style:style style:name="T21" style:family="text">
      <style:text-properties fo:color="#b5cea8" style:font-name="Consolas" fo:font-size="10.5pt" fo:font-weight="normal"/>
    </style:style>
    <style:style style:name="T22" style:family="text">
      <style:text-properties fo:color="#b5cea8" fo:font-size="10.5pt"/>
    </style:style>
    <style:style style:name="T23" style:family="text">
      <style:text-properties fo:color="#7f7f7f"/>
    </style:style>
    <style:style style:name="T24" style:family="text">
      <style:text-properties fo:color="#7f7f7f" style:font-name="Consolas" fo:font-size="10.5pt"/>
    </style:style>
    <style:style style:name="T25" style:family="text">
      <style:text-properties fo:color="#7f7f7f" style:font-name="Consolas" fo:font-size="10.5pt" fo:font-weight="normal"/>
    </style:style>
    <style:style style:name="T26" style:family="text">
      <style:text-properties fo:color="#7f7f7f" fo:font-size="10.5pt"/>
    </style:style>
    <style:style style:name="T27" style:family="text">
      <style:text-properties style:font-name="Consolas" fo:font-size="10.5pt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57a64a"/>
    </style:style>
    <style:style style:name="T30" style:family="text">
      <style:text-properties fo:color="#57a64a" style:font-name="Consolas" fo:font-size="10.5pt"/>
    </style:style>
    <style:style style:name="T31" style:family="text">
      <style:text-properties fo:color="#57a64a" style:font-name="Consolas" fo:font-size="10.5pt" fo:font-weight="normal"/>
    </style:style>
    <style:style style:name="T32" style:family="text">
      <style:text-properties fo:color="#57a64a" fo:font-size="10.5pt"/>
    </style:style>
    <style:style style:name="T33" style:family="text">
      <style:text-properties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include &lt;iostream&gt;</text:p>
      <text:p text:style-name="P2">using namespace std;</text:p>
      <text:p text:style-name="P2">#define lli long long int</text:p>
      <text:p text:style-name="P2">lli mod = 1e9 + 7;</text:p>
      <text:p text:style-name="P2">lli fact[100001] = {1};</text:p>
      <text:p text:style-name="P2">lli fastexpo(lli a, lli b, lli mod);</text:p>
      <text:p text:style-name="P2">void fa()</text:p>
      <text:p text:style-name="P2">{</text:p>
      <text:p text:style-name="P2">    fact[0] = fact[1] = 1;</text:p>
      <text:p text:style-name="P2">    for (lli i = 2; i &lt;= 100001; i++)</text:p>
      <text:p text:style-name="P2">    {</text:p>
      <text:p text:style-name="P2">        fact[i] = (i * fact[i - 1]) % mod;</text:p>
      <text:p text:style-name="P2">    }</text:p>
      <text:p text:style-name="P2">}</text:p>
      <text:p text:style-name="P2">lli nCr(lli a, lli b)</text:p>
      <text:p text:style-name="P2">{</text:p>
      <text:p text:style-name="P2">    lli ans = 1;</text:p>
      <text:p text:style-name="P2">    ans = (fact[a] % mod * fastexpo(fact[a - b], (mod - 2), mod) % mod * fastexpo(fact[b], (mod - 2), mod) % mod) % mod;</text:p>
      <text:p text:style-name="P2">    return ans;</text:p>
      <text:p text:style-name="P2">}</text:p>
      <text:p text:style-name="P2">lli fastexpo(lli a, lli b, lli mod)</text:p>
      <text:p text:style-name="P2">{</text:p>
      <text:p text:style-name="P2">    lli ans = 1;</text:p>
      <text:p text:style-name="P2">    while (b)</text:p>
      <text:p text:style-name="P2">    {</text:p>
      <text:p text:style-name="P2">        if (b % 2 == 1) // 1011 this is binary form eg then this is used to check weather the last bit is zero or 1 if 1 it means to multiply the ans with a</text:p>
      <text:p text:style-name="P2">        {</text:p>
      <text:p text:style-name="P2">            ans = ans * a % mod;</text:p>
      <text:p text:style-name="P2">        }</text:p>
      <text:p text:style-name="P2">        a = a * a % mod; //eg 1001 means 2^0*2^3 only</text:p>
      <text:p text:style-name="P2">        b = b / 2;       //divide each time to go to next bit it can be done using bit manipulation</text:p>
      <text:p text:style-name="P2">    }</text:p>
      <text:p text:style-name="P2">    return ans;</text:p>
      <text:p text:style-name="P2">}</text:p>
      <text:p text:style-name="P2">int main()</text:p>
      <text:p text:style-name="P2">{</text:p>
      <text:p text:style-name="P2">    int a, b;</text:p>
      <text:p text:style-name="P2">    fa();</text:p>
      <text:p text:style-name="P2">    cin &gt;&gt; a &gt;&gt; b;</text:p>
      <text:p text:style-name="P2">    cout &lt;&lt; nCr(a, b);</text:p>
      <text:p text:style-name="P2">    // to calculate nCr first we have to calculate factorial of nos-&gt;1e5 then we will calculate (n-r)! inverse and r! inverse.. and then calcu</text:p>
      <text:p text:style-name="P2">    // cout &lt;&lt; fastexpo(a, b, 1e9 + 7) &lt;&lt; "\n";</text:p>
      <text:p text:style-name="P2">    // calculating mod inverse</text:p>
      <text:p text:style-name="P2">    // cout &lt;&lt; fastexpo(a, 1e9 + 7 - 2, 1e9 + 7); //a^(p-2) by little theorem</text:p>
      <text:p text:style-name="P2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adornments="Italic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28S</meta:editing-duration>
    <meta:editing-cycles>4</meta:editing-cycles>
    <meta:generator>OpenOffice/4.1.7$Win32 OpenOffice.org_project/417m1$Build-9800</meta:generator>
    <dc:date>2021-05-29T10:44:10.14</dc:date>
    <dc:creator>piyush </dc:creator>
    <meta:printed-by>piyush </meta:printed-by>
    <meta:print-date>2021-05-29T10:43:45.19</meta:print-date>
    <meta:document-statistic meta:table-count="0" meta:image-count="0" meta:object-count="0" meta:page-count="1" meta:paragraph-count="45" meta:word-count="262" meta:character-count="1260"/>
    <meta:user-defined meta:name="Info 1"/>
    <meta:user-defined meta:name="Info 2"/>
    <meta:user-defined meta:name="Info 3"/>
    <meta:user-defined meta:name="Info 4"/>
  </office:meta>
</office:document-meta>
</file>